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5000001D2194D449D.png" manifest:media-type="image/png"/>
  <manifest:file-entry manifest:full-path="Pictures/1000000100000505000001D277D2800F.png" manifest:media-type="image/png"/>
  <manifest:file-entry manifest:full-path="Pictures/10000001000000FC0000008D2A0EAD63.png" manifest:media-type="image/png"/>
  <manifest:file-entry manifest:full-path="Pictures/10000001000001490000018CEC9DC2D9.png" manifest:media-type="image/png"/>
  <manifest:file-entry manifest:full-path="Pictures/100000010000060D000003480C5F8B64.png" manifest:media-type="image/png"/>
  <manifest:file-entry manifest:full-path="Pictures/1000000000000158000000AB5630A3EB.png" manifest:media-type="image/png"/>
  <manifest:file-entry manifest:full-path="Pictures/1000000000000084000000AAEF8E8AFB.png" manifest:media-type="image/png"/>
  <manifest:file-entry manifest:full-path="Pictures/1000000000000077000000703A82849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dee6ef"/>
    </style:style>
    <style:style style:name="gr1" style:family="graphic" style:parent-style-name="standard">
      <style:graphic-properties draw:fill-color="#8e86ae" draw:textarea-horizontal-align="justify" draw:textarea-vertical-align="middle" draw:auto-grow-height="false" fo:min-height="8.957cm" fo:min-width="6.16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9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0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7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362cm" loext:decorative="false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loext:graphic-properties draw:fill-color="#8e86a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42cm" fo:margin-bottom="0.35cm" fo:line-height="100%" fo:text-align="center" fo:text-indent="0cm"/>
    </style:style>
    <style:style style:name="P6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7cm" svg:height="9.207cm" svg:x="20.54cm" svg:y="13.17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92cm" svg:height="1.673cm" svg:x="21.18cm" svg:y="16.352cm">
          <draw:text-box>
            <text:p text:style-name="P2">BACK-END </text:p>
            <text:p text:style-name="P2">MICROSERVICE</text:p>
          </draw:text-box>
        </draw:frame>
        <draw:frame draw:style-name="gr3" draw:text-style-name="P4" draw:layer="layout" svg:width="5.052cm" svg:height="4.753cm" svg:x="33.49cm" svg:y="4.175cm">
          <draw:image xlink:href="Pictures/1000000000000077000000703A82849C.png" xlink:type="simple" xlink:show="embed" xlink:actuate="onLoad" draw:mime-type="image/png">
            <text:p/>
          </draw:image>
        </draw:frame>
        <draw:frame draw:style-name="gr3" draw:text-style-name="P4" draw:layer="layout" svg:width="3.491cm" svg:height="4.496cm" svg:x="34.024cm" svg:y="22.28cm">
          <draw:image xlink:href="Pictures/1000000000000084000000AAEF8E8AFB.png" xlink:type="simple" xlink:show="embed" xlink:actuate="onLoad" draw:mime-type="image/png">
            <text:p/>
          </draw:image>
        </draw:frame>
        <draw:frame draw:style-name="gr3" draw:text-style-name="P4" draw:layer="layout" svg:width="9.099cm" svg:height="4.522cm" svg:x="32.226cm" svg:y="14.977cm">
          <draw:image xlink:href="Pictures/1000000000000158000000AB5630A3EB.png" xlink:type="simple" xlink:show="embed" xlink:actuate="onLoad" draw:mime-type="image/png">
            <text:p/>
          </draw:image>
        </draw:frame>
        <draw:frame draw:style-name="gr4" draw:text-style-name="P3" draw:layer="layout" svg:width="5.688cm" svg:height="0.962cm" svg:x="20.962cm" svg:y="20.883cm">
          <draw:text-box>
            <text:p text:style-name="P2">mutubackend.com</text:p>
          </draw:text-box>
        </draw:frame>
        <draw:frame draw:style-name="gr5" draw:text-style-name="P3" draw:layer="layout" svg:width="13.807cm" svg:height="0.962cm" svg:x="29.815cm" svg:y="9.245cm">
          <draw:text-box>
            <text:p text:style-name="P2">Google translate api in mutubackend repository</text:p>
          </draw:text-box>
        </draw:frame>
        <draw:frame draw:style-name="gr6" draw:text-style-name="P3" draw:layer="layout" svg:width="13.879cm" svg:height="0.962cm" svg:x="29.97cm" svg:y="19.73cm">
          <draw:text-box>
            <text:p text:style-name="P2">Language detect api in mutubackend repository</text:p>
          </draw:text-box>
        </draw:frame>
        <draw:frame draw:style-name="gr7" draw:text-style-name="P3" draw:layer="layout" svg:width="13.862cm" svg:height="1.038cm" svg:x="29.017cm" svg:y="27.274cm">
          <draw:text-box>
            <text:p text:style-name="P5"><text:span text:style-name="T1">https://api.openai.com/v1/chat/completions</text:span></text:p>
          </draw:text-box>
        </draw:frame>
        <draw:line draw:style-name="gr8" draw:text-style-name="P2" draw:layer="layout" svg:x1="10.96cm" svg:y1="18.67cm" svg:x2="12.23cm" svg:y2="18.67cm">
          <text:p/>
        </draw:line>
        <draw:line draw:style-name="gr8" draw:text-style-name="P2" draw:layer="layout" svg:x1="19.315cm" svg:y1="18.352cm" svg:x2="20.585cm" svg:y2="18.352cm">
          <text:p/>
        </draw:line>
        <draw:line draw:style-name="gr9" draw:text-style-name="P4" draw:layer="layout" svg:x1="48.077cm" svg:y1="19.105cm" svg:x2="47.76cm" svg:y2="19.105cm">
          <text:p/>
        </draw:line>
        <draw:line draw:style-name="gr10" draw:text-style-name="P2" draw:layer="layout" svg:x1="38.847cm" svg:y1="6.08cm" svg:x2="43.61cm" svg:y2="6.08cm">
          <text:p/>
        </draw:line>
        <draw:line draw:style-name="gr10" draw:text-style-name="P2" draw:layer="layout" svg:x1="50.948cm" svg:y1="6.08cm" svg:x2="54.722cm" svg:y2="6.08cm">
          <text:p/>
        </draw:line>
        <draw:line draw:style-name="gr8" draw:text-style-name="P2" draw:layer="layout" svg:x1="27.417cm" svg:y1="13.065cm" svg:x2="33.132cm" svg:y2="7.985cm">
          <text:p/>
        </draw:line>
        <draw:line draw:style-name="gr8" draw:text-style-name="P2" draw:layer="layout" svg:x1="27.417cm" svg:y1="16.875cm" svg:x2="32.18cm" svg:y2="16.875cm">
          <text:p/>
        </draw:line>
        <draw:line draw:style-name="gr8" draw:text-style-name="P2" draw:layer="layout" svg:x1="27.1cm" svg:y1="22.272cm" svg:x2="33.767cm" svg:y2="26.082cm">
          <text:p/>
        </draw:line>
        <draw:line draw:style-name="gr8" draw:text-style-name="P2" draw:layer="layout" svg:x1="35.925cm" svg:y1="14.652cm" svg:x2="35.925cm" svg:y2="9.89cm">
          <text:p/>
        </draw:line>
        <draw:frame draw:style-name="gr11" draw:text-style-name="P2" draw:layer="layout" svg:width="9.368cm" svg:height="5.08cm" svg:x="1.635cm" svg:y="15.922cm">
          <draw:image xlink:href="Pictures/100000010000060D000003480C5F8B64.png" xlink:type="simple" xlink:show="embed" xlink:actuate="onLoad" draw:mime-type="image/png">
            <text:p/>
          </draw:image>
        </draw:frame>
        <draw:frame draw:style-name="gr12" draw:text-style-name="P6" draw:layer="layout" svg:width="11.758cm" svg:height="0.963cm" svg:x="1.317cm" svg:y="21.627cm">
          <draw:text-box>
            <text:p>https://www.thyflightmenuassistant.com/</text:p>
          </draw:text-box>
        </draw:frame>
        <draw:frame draw:style-name="gr11" draw:text-style-name="P2" draw:layer="layout" svg:width="6.667cm" svg:height="3.73cm" svg:x="12.43cm" svg:y="16.437cm">
          <draw:image xlink:href="Pictures/10000001000000FC0000008D2A0EAD63.png" xlink:type="simple" xlink:show="embed" xlink:actuate="onLoad" draw:mime-type="image/png">
            <text:p/>
          </draw:image>
        </draw:frame>
        <draw:frame draw:style-name="gr11" draw:text-style-name="P2" draw:layer="layout" svg:width="3.405cm" svg:height="1.905cm" svg:x="22.125cm" svg:y="18.462cm">
          <draw:image xlink:href="Pictures/10000001000000FC0000008D2A0EAD63.png" xlink:type="simple" xlink:show="embed" xlink:actuate="onLoad" draw:mime-type="image/png">
            <text:p/>
          </draw:image>
        </draw:frame>
        <draw:frame draw:style-name="gr11" draw:text-style-name="P2" draw:layer="layout" svg:width="5.275cm" svg:height="6.35cm" svg:x="40.687cm" svg:y="2.587cm">
          <draw:image xlink:href="Pictures/10000001000001490000018CEC9DC2D9.png" xlink:type="simple" xlink:show="embed" xlink:actuate="onLoad" draw:mime-type="image/png">
            <text:p/>
          </draw:image>
        </draw:frame>
        <draw:frame draw:style-name="gr11" draw:text-style-name="P2" draw:layer="layout" svg:width="33.998cm" svg:height="12.329cm" svg:x="47.99cm" svg:y="2.587cm">
          <draw:image xlink:href="Pictures/1000000100000505000001D277D2800F.png" xlink:type="simple" xlink:show="embed" xlink:actuate="onLoad" draw:mime-type="image/png">
            <text:p/>
          </draw:image>
        </draw:frame>
        <draw:frame draw:style-name="gr11" draw:text-style-name="P2" draw:layer="layout" svg:width="33.998cm" svg:height="12.329cm" svg:x="47.99cm" svg:y="17.563cm">
          <draw:image xlink:href="Pictures/1000000100000505000001D2194D449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23:46:30.700948878</meta:creation-date>
    <dc:date>2024-11-17T12:23:40.532348612</dc:date>
    <meta:editing-duration>PT32M39S</meta:editing-duration>
    <meta:editing-cycles>11</meta:editing-cycles>
    <meta:generator>LibreOffice/24.2.6.2$Linux_X86_64 LibreOffice_project/420$Build-2</meta:generator>
    <meta:document-statistic meta:object-count="25"/>
  </office:meta>
</office:document-meta>
</file>